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4.286cm"/>
    </style:style>
    <style:style style:name="Table1.B" style:family="table-column">
      <style:table-column-properties style:column-width="10.733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text-properties fo:language="en" fo:country="US"/>
    </style:style>
    <style:style style:name="P2" style:family="paragraph" style:parent-style-name="Standard">
      <style:paragraph-properties>
        <style:tab-stops>
          <style:tab-stop style:position="9.419cm"/>
        </style:tab-stops>
      </style:paragraph-properties>
    </style:style>
    <style:style style:name="P3" style:family="paragraph" style:parent-style-name="Standard">
      <style:paragraph-properties fo:break-before="page"/>
    </style:style>
    <style:style style:name="P4" style:family="paragraph" style:parent-style-name="Standard" style:master-page-name="First_20_Page">
      <style:paragraph-properties style:page-number="auto"/>
    </style:style>
    <style:style style:name="P5" style:family="paragraph" style:parent-style-name="Text_20_body">
      <style:text-properties fo:font-style="normal" style:font-style-asian="normal" style:font-style-complex="normal"/>
    </style:style>
    <style:style style:name="P6" style:family="paragraph" style:parent-style-name="Heading_20_1">
      <style:paragraph-properties fo:break-before="page"/>
    </style:style>
    <style:style style:name="P7" style:family="paragraph" style:parent-style-name="Footer">
      <style:paragraph-properties fo:text-align="center" style:justify-single-word="false"/>
    </style:style>
    <style:style style:name="P8" style:family="paragraph" style:parent-style-name="Footer">
      <style:text-properties fo:font-size="8pt" style:font-size-asian="8pt" style:font-size-complex="8pt"/>
    </style:style>
    <style:style style:name="P9" style:family="paragraph" style:parent-style-name="Contents_20_1">
      <style:paragraph-properties>
        <style:tab-stops>
          <style:tab-stop style:position="14.651cm" style:type="right" style:leader-style="dotted" style:leader-text="."/>
        </style:tab-stops>
      </style:paragraph-properties>
    </style:style>
    <style:style style:name="P10" style:family="paragraph" style:parent-style-name="Contents_20_2">
      <style:paragraph-properties>
        <style:tab-stops>
          <style:tab-stop style:position="14.651cm" style:type="right" style:leader-style="dotted" style:leader-text="."/>
        </style:tab-stops>
      </style:paragraph-properties>
    </style:style>
    <style:style style:name="T1" style:family="text">
      <style:text-properties style:font-name="Arial1" fo:font-size="20pt" fo:language="en" fo:country="US" fo:font-weight="bold" style:font-size-asian="20pt" style:font-weight-asian="bold" style:font-name-complex="Arial2" style:font-size-complex="20pt"/>
    </style:style>
    <style:style style:name="T2" style:family="text">
      <style:text-properties fo:font-size="20pt" fo:font-weight="bold" style:font-size-asian="20pt" style:font-weight-asian="bold" style:font-size-complex="20pt"/>
    </style:style>
    <style:style style:name="T3" style:family="text">
      <style:text-properties fo:language="en" fo:country="US"/>
    </style:style>
    <style:style style:name="T4" style:family="text">
      <style:text-properties fo:font-size="12pt" fo:language="en" fo:country="US" style:font-size-asian="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
      <text:p text:style-name="P7"><text:span text:style-name="T1">Develop an RDF store</text:span></text:p>
      <text:p text:style-name="P7"><text:span text:style-name="T1"><text:s/>for Phenotype data</text:span></text:p>
      <text:p text:style-name="Standard"/>
      <text:p text:style-name="Standard"/>
      <text:p text:style-name="P1"/>
      <table:table table:name="Table1" table:style-name="Table1">
        <table:table-column table:style-name="Table1.A"/>
        <table:table-column table:style-name="Table1.B"/>
        <table:table-row table:style-name="Table1.1">
          <table:table-cell table:style-name="Table1.A1" office:value-type="string">
            <text:p text:style-name="Standard">Report Name</text:p>
          </table:table-cell>
          <table:table-cell table:style-name="Table1.A1" office:value-type="string">
            <text:p text:style-name="Standard">Progress Report</text:p>
          </table:table-cell>
        </table:table-row>
        <table:table-row table:style-name="Table1.1">
          <table:table-cell table:style-name="Table1.A1" office:value-type="string">
            <text:p text:style-name="Standard">Author (User Id)</text:p>
          </table:table-cell>
          <table:table-cell table:style-name="Table1.A1" office:value-type="string">
            <text:p text:style-name="Standard">Adam Connah (aoc)</text:p>
          </table:table-cell>
        </table:table-row>
        <table:table-row table:style-name="Table1.1">
          <table:table-cell table:style-name="Table1.A1" office:value-type="string">
            <text:p text:style-name="Standard">Supervisor (User Id)</text:p>
          </table:table-cell>
          <table:table-cell table:style-name="Table1.A1" office:value-type="string">
            <text:p text:style-name="Standard">Georgious Gkoutos (geg18)</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Module</text:p>
          </table:table-cell>
          <table:table-cell table:style-name="Table1.A1" office:value-type="string">
            <text:p text:style-name="Standard">CS39440</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Date</text:p>
          </table:table-cell>
          <table:table-cell table:style-name="Table1.A1" office:value-type="string">
            <text:p text:style-name="Standard">November 13, 2012</text:p>
          </table:table-cell>
        </table:table-row>
        <table:table-row table:style-name="Table1.1">
          <table:table-cell table:style-name="Table1.A1" office:value-type="string">
            <text:p text:style-name="Standard">Revision</text:p>
          </table:table-cell>
          <table:table-cell table:style-name="Table1.A1" office:value-type="string">
            <text:p text:style-name="Standard">0.1</text:p>
          </table:table-cell>
        </table:table-row>
        <table:table-row table:style-name="Table1.1">
          <table:table-cell table:style-name="Table1.A1" office:value-type="string">
            <text:p text:style-name="Standard">Status</text:p>
          </table:table-cell>
          <table:table-cell table:style-name="Table1.A1" office:value-type="string">
            <text:p text:style-name="Standard">Draft</text:p>
          </table:table-cell>
        </table:table-row>
        <table:table-row table:style-name="Table1.1">
          <table:table-cell table:style-name="Table1.A1" office:value-type="string">
            <text:p text:style-name="Standard">Word Count</text:p>
          </table:table-cell>
          <table:table-cell table:style-name="Table1.A1" office:value-type="string">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2"><text:tab/></text:p>
      <text:p text:style-name="Standard"/>
      <text:p text:style-name="Standard"/>
      <text:p text:style-name="P3"><text:span text:style-name="T2">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34_1114914530" text:style-name="Index_20_Link" text:visited-style-name="Index_20_Link">1Project Summary<text:tab/>3</text:a></text:p>
          <text:p text:style-name="P10"><text:a xlink:type="simple" xlink:href="#__RefHeading__150_1114914530" text:style-name="Index_20_Link" text:visited-style-name="Index_20_Link">1.1Brief Introduction of Project<text:tab/>3</text:a></text:p>
          <text:p text:style-name="P10"><text:a xlink:type="simple" xlink:href="#__RefHeading__152_1114914530" text:style-name="Index_20_Link" text:visited-style-name="Index_20_Link">1.2Related work<text:tab/>3</text:a></text:p>
          <text:p text:style-name="P10"><text:a xlink:type="simple" xlink:href="#__RefHeading__154_1114914530" text:style-name="Index_20_Link" text:visited-style-name="Index_20_Link">1.3Project goals<text:tab/>4</text:a></text:p>
          <text:p text:style-name="P10"><text:a xlink:type="simple" xlink:href="#__RefHeading__156_1114914530" text:style-name="Index_20_Link" text:visited-style-name="Index_20_Link">1.4Project desireables<text:tab/>4</text:a></text:p>
          <text:p text:style-name="P9"><text:a xlink:type="simple" xlink:href="#__RefHeading__136_1114914530" text:style-name="Index_20_Link" text:visited-style-name="Index_20_Link">2Current Progress<text:tab/>4</text:a></text:p>
          <text:p text:style-name="P10"><text:a xlink:type="simple" xlink:href="#__RefHeading__223_1114914530" text:style-name="Index_20_Link" text:visited-style-name="Index_20_Link">2.1Related Works<text:tab/>4</text:a></text:p>
          <text:p text:style-name="P10"><text:a xlink:type="simple" xlink:href="#__RefHeading__225_1114914530" text:style-name="Index_20_Link" text:visited-style-name="Index_20_Link">2.2Relevant Technologies and Related Literature<text:tab/>5</text:a></text:p>
          <text:p text:style-name="P10"><text:a xlink:type="simple" xlink:href="#__RefHeading__227_1114914530" text:style-name="Index_20_Link" text:visited-style-name="Index_20_Link">2.3Prototypes and New Technologies<text:tab/>5</text:a></text:p>
          <text:p text:style-name="P10"><text:a xlink:type="simple" xlink:href="#__RefHeading__229_1114914530" text:style-name="Index_20_Link" text:visited-style-name="Index_20_Link">2.4Outline of Design<text:tab/>5</text:a></text:p>
          <text:p text:style-name="P10"><text:a xlink:type="simple" xlink:href="#__RefHeading__231_1114914530" text:style-name="Index_20_Link" text:visited-style-name="Index_20_Link">2.5Customer and Target User<text:tab/>5</text:a></text:p>
          <text:p text:style-name="P10"><text:a xlink:type="simple" xlink:href="#__RefHeading__233_1114914530" text:style-name="Index_20_Link" text:visited-style-name="Index_20_Link">2.6Technical Enviroment and Toolkits<text:tab/>5</text:a></text:p>
          <text:p text:style-name="P9"><text:a xlink:type="simple" xlink:href="#__RefHeading__138_1114914530" text:style-name="Index_20_Link" text:visited-style-name="Index_20_Link">3Planning<text:tab/>5</text:a></text:p>
          <text:p text:style-name="P9"><text:a xlink:type="simple" xlink:href="#__RefHeading__140_1114914530" text:style-name="Index_20_Link" text:visited-style-name="Index_20_Link">4Annotated Bibliography<text:tab/>5</text:a></text:p>
        </text:index-body>
      </text:table-of-content>
      <text:p text:style-name="Standard"><text:span text:style-name="T4"/></text:p>
      <text:p text:style-name="Standard"><text:bookmark text:name="_GoBack"/></text:p>
      <text:h text:style-name="P6" text:outline-level="1"><text:bookmark-start text:name="__RefHeading__134_1114914530"/><text:bookmark-start text:name="_Toc213821913"/>Project Summary<text:bookmark-end text:name="__RefHeading__134_1114914530"/><text:bookmark-end text:name="_Toc213821913"/></text:h>
      <text:h text:style-name="Heading_20_2" text:outline-level="2"><text:bookmark-start text:name="__RefHeading__150_1114914530"/>Brief Introduction of Project<text:bookmark-end text:name="__RefHeading__150_1114914530"/></text:h>
      <text:p text:style-name="Text_20_body"/>
      <text:p text:style-name="Text_20_body">The project I am undertaking for my final year is to create an RDF store that can be used to provide a fast analysis of the similarity between different phenotypes in animals. This knowledge can then be used to aid our understanding of the function of genes, by systematically analyzing the phenotypic outcome of their mutation and ultimately facilitate our ability to prioritize causative genes for rare and orphan diseases by enabling the comparison of the phenotypic similarities between experimental data and human clinical signs and symptoms.</text:p>
      <text:p text:style-name="Text_20_body">In the current day and age, the field of Biology has vast amounts of data that they are unable to quantify quickly, and as a result need a system that will enable them to do so. This is what my project hopes to achieve, and if succesful it will directly influence and aid bioligists. </text:p>
      <text:p text:style-name="Text_20_body">What excites me the most about this project is the impact it can have, for good, on the world that we live in. Using my application, biologists and other fields of science,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text:p>
      <text:p text:style-name="Text_20_body">Combined with the ##word aspects of this, is the chance to learn new technologies and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Text_20_body">Additionally I will also be combining my own knowledge to produce the final project.</text:p>
      <text:p text:style-name="Text_20_body">##The project will </text:p>
      <text:h text:style-name="Heading_20_2" text:outline-level="2"><text:bookmark-start text:name="__RefHeading__152_1114914530"/>Related work<text:bookmark-end text:name="__RefHeading__152_1114914530"/></text:h>
      <text:p text:style-name="Text_20_body"/>
      <text:p text:style-name="Text_20_body">There are a few projects that are similar to mine, from a biological point of you, but are using different technologies. For example, PhenomeNet, is a “<text:span text:style-name="T5">Cross Species Phenotype Network”</text:span><text:span text:style-name="T6">, which uses MySQL to produce a very similar system to the one I am planning to create.</text:span><text:span text:style-name="T5"> <text:s/></text:span></text:p>
      <text:p text:style-name="P5">RDF is most widely used in Academic projects at the moment, and an example of this is <text:s/><text:a xlink:type="simple" xlink:href="http://bio2rdf.org/">http://bio2rdf.org/</text:a>. Similar to PhenomeNet this is used in Bioinformatics, to “<text:span text:style-name="T5">Create machine interpretable data that can be pwoerfully interograted with SPARQL-based queries to answer sophisticated questions”. </text:span></text:p>
      <text:p text:style-name="P5">#Academic uses.</text:p>
      <text:p text:style-name="P5">#adult <text:a xlink:type="simple" xlink:href="http://rdfweb.org/2002/svgsemantics/picsng-demo.html">http://rdfweb.org/2002/svgsemantics/picsng-demo.html</text:a></text:p>
      <text:p text:style-name="P5"><text:a xlink:type="simple" xlink:href="http://www.pcworld.com/article/155745/porn_on_the_web.html">http://www.pcworld.com/article/155745/porn_on_the_web.html</text:a></text:p>
      <text:p text:style-name="P5"><text:soft-page-break/>#censorship abilities</text:p>
      <text:p text:style-name="P5"/>
      <text:p text:style-name="P5"/>
      <text:h text:style-name="Heading_20_2" text:outline-level="2"><text:bookmark-start text:name="__RefHeading__154_1114914530"/>Project goals<text:bookmark-end text:name="__RefHeading__154_1114914530"/></text:h>
      <text:p text:style-name="Text_20_body"/>
      <text:p text:style-name="Text_20_body">My aim is to produce a web application with an interface that allows a user with very limited computer knowledge to query the RDF store. I will need to setup the Triple Store (RDF database), using a suitable Data management system. This will mean that there needs to be an interaction between the web interface and the Data Management System, and to do this I will be using PHP. The project will also require the transformation of existing SQL data to RDF/XML format so it can be read into the application. </text:p>
      <text:p text:style-name="Text_20_body"/>
      <text:p text:style-name="Text_20_body">##does this include project plans, mid term demo etc?</text:p>
      <text:h text:style-name="Heading_20_2" text:outline-level="2"><text:bookmark-start text:name="__RefHeading__156_1114914530"/>Project desireables<text:bookmark-end text:name="__RefHeading__156_1114914530"/></text:h>
      <text:p text:style-name="Text_20_body"/>
      <text:p text:style-name="Text_20_body">Some desireable aspects of the application would be the ability to include a comparison between different diseases. This would be done using the web application interface, whereby a user would select a disease from the search results they get, and view a side by side illustration of the different phenotypes. This builds upon the idea of having a “similarity value”, as seen in the PhenomeNet project, and allows a quick and efficient visual representation, so that the user has less work to do. This could also be done the other way round, by comparing phenotypes and producing a similar representation of the diseases that are related to the phenotypes. This idea could also encorporate the possibility of a tree structure, wherby the user manually searches through the different Phenotypes and compare them.</text:p>
      <text:h text:style-name="Heading_20_2" text:outline-level="2">Project Limitations</text:h>
      <text:p text:style-name="Text_20_body"/>
      <text:p text:style-name="Text_20_body">##things that could go wrong?</text:p>
      <text:p text:style-name="Text_20_body">##limit of your app </text:p>
      <text:h text:style-name="Heading_20_1" text:outline-level="1"><text:bookmark-start text:name="__RefHeading__136_1114914530"/><text:bookmark-start text:name="_Toc213821914"/>Current Progress<text:bookmark-end text:name="__RefHeading__136_1114914530"/><text:bookmark-end text:name="_Toc213821914"/></text:h>
      <text:h text:style-name="Heading_20_2" text:outline-level="2"><text:bookmark-start text:name="__RefHeading__223_1114914530"/>Related Works<text:bookmark-end text:name="__RefHeading__223_1114914530"/></text:h>
      <text:p text:style-name="Text_20_body"/>
      <text:p text:style-name="Text_20_body">As mentioned, PhenomeNet, is probably the most closely linked to my project. I am to produce a very similar design for the web application, in terms of simplicity and functionality. It is also a good idea to keep it similar so that users do not get confused when switching between the two. </text:p>
      <text:p text:style-name="Text_20_body"/>
      <text:p text:style-name="Text_20_body"/>
      <text:h text:style-name="Heading_20_2" text:outline-level="2"><text:bookmark-start text:name="__RefHeading__225_1114914530"/><text:soft-page-break/>Relevant Technologies and Related Literature<text:bookmark-end text:name="__RefHeading__225_1114914530"/></text:h>
      <text:p text:style-name="Text_20_body"/>
      <text:p text:style-name="Text_20_body">As mentioned above, I had limited knowledge of many of the technologies needed to produce this project before starting, and as a result have had to do a lot of reading to understand the capabilities of them all. </text:p>
      <text:p text:style-name="Text_20_body">To start with I needed to select a suitable Data Management System. I <text:s/>did a quick search of suitable applications, but thought it would be best to use Virtuoso, which was reccomended by my Dissertation supervisor, and his colleague, as they already have experience with it. <text:s/></text:p>
      <text:p text:style-name="Text_20_body">After this, I needed to research the new languages I would be using, namely RDF and SPARQL. To begin I read an introduction on RDF, (<text:a xlink:type="simple" xlink:href="http://www.rdfabout.com/quickintro.xpd">http://www.rdfabout.com/quickintro.xpd</text:a>), and this helped me to develop an understanding of the uses of RDF, and why it is helpful in this project, compared with other technology such as XML. (##do I write reason here?) <text:s/>This lead me onto a longer introduction on the same website. I also borrowed a book on RDF from the Physical Sciences Library at Aberystwyth University, titled “<text:span text:style-name="T5">Practical RDF – O'Reilly”</text:span><text:span text:style-name="T6">, which will be helpful throughout the whole project I feel as it covers basic to advanced features, and will be a good place to go for help.</text:span></text:p>
      <text:p text:style-name="Text_20_body"><text:span text:style-name="T6">As mentioned, I chose Virtuoso as my Data Management System, and having never used a tool like it before, need to become accustomed to its features. Virtuoso is open source project, and as a result has lots of documentation and tutorials on their website which I have been following. This was very helpful when installing Virtuoso onto my Linux machine, so that I could test locally at home. These tutorials led me into playing about with the command line interface, ISQL, which allows you to enter SPARQL statements to upload and query the RDF data.</text:span></text:p>
      <text:p text:style-name="Text_20_body"><text:a xlink:type="simple" xlink:href="http://virtuoso.openlinksw.com/dataspace/dav/wiki/Main/VirtRDFInsert"><text:span text:style-name="T6">http://virtuoso.openlinksw.com/dataspace/dav/wiki/Main/VirtRDFInsert</text:span></text:a></text:p>
      <text:p text:style-name="Text_20_body"><text:span text:style-name="T6"/></text:p>
      <text:p text:style-name="Text_20_body"><text:span text:style-name="T6">In regards to the web interface, I have been researching different toolkits that would be suitable, and have decided upon using the YUILibrary, and more specifically, YUI PHP Loader Utility. I had looked at Googleweb toolkit, but it seems to have a lack of compatibility with PHP. Additionally, the YUI PHP Loader, has huge amounts of documentation, and because of its Open source status, it is constantly being updated with new features from its community.</text:span></text:p>
      <text:p text:style-name="Text_20_body"><text:span text:style-name="T6"/></text:p>
      <text:h text:style-name="Heading_20_2" text:outline-level="2"><text:bookmark-start text:name="__RefHeading__227_1114914530"/>Prototypes and New Technologies<text:bookmark-end text:name="__RefHeading__227_1114914530"/></text:h>
      <text:p text:style-name="Text_20_body"/>
      <text:p text:style-name="Text_20_body"/>
      <text:p text:style-name="Text_20_body"/>
      <text:h text:style-name="Heading_20_2" text:outline-level="2"><text:bookmark-start text:name="__RefHeading__229_1114914530"/>Outline of Design<text:bookmark-end text:name="__RefHeading__229_1114914530"/></text:h>
      <text:h text:style-name="Heading_20_2" text:outline-level="2"><text:bookmark-start text:name="__RefHeading__231_1114914530"/>Customer and Target User<text:bookmark-end text:name="__RefHeading__231_1114914530"/></text:h>
      <text:p text:style-name="Text_20_body"/>
      <text:p text:style-name="Text_20_body"><text:soft-page-break/>My project doesn't have a specific customer, instead I will look at the target audience that my application will cater for. This mostly relates to the Web interface, as the user would never have any dealings with the back-end aspect of the application.</text:p>
      <text:p text:style-name="Text_20_body">In terms of technical ability I am aware that the range of abilities could be vast, and so I will need to ensure that the application can be used by people with even the most basic of computer skills, whilst the same time, it needs to be made in such a way that a skilled user does not find it frustrating. As an example, Google.co.uk, is one of the most easy to use websites on the internet due to its simplistic homepage. It is obvious for a user that all they need to do, is type in a keyword, and they will be provided with a list of results, and this is the type of user experience I wish to emulate, </text:p>
      <text:p text:style-name="Text_20_body">In terms of area of expertise, I envisage that my application would mostly be used by people who have an understanding of Biology or a related field. The application would not be of used to anybody who does not share this expertise, and so the termanology I can use throughout the website, and it also impact the Ontology's I can use. ##shouldThisGoHere { This, for me, is where RDF is most impactful, as it is designed to be read and understood by humans, and not for a machine, unlike XML. </text:p>
      <text:p text:style-name="Text_20_body">To produce as product that satisfys both of these requirements, I will need to use my knowledge of web design, as well as consulting with my Dissertation Supervisor, who has background in Biology. </text:p>
      <text:h text:style-name="Heading_20_2" text:outline-level="2"><text:bookmark-start text:name="__RefHeading__233_1114914530"/>Explanation of Technical Enviroment and Toolkit choices.<text:bookmark-end text:name="__RefHeading__233_1114914530"/></text:h>
      <text:h text:style-name="Heading_20_1" text:outline-level="1"><text:bookmark-start text:name="__RefHeading__138_1114914530"/><text:bookmark-start text:name="_Toc213821915"/>Planning<text:bookmark-end text:name="__RefHeading__138_1114914530"/><text:bookmark-end text:name="_Toc213821915"/></text:h>
      <text:h text:style-name="Heading_20_2" text:outline-level="2">Chosen Methodology</text:h>
      <text:h text:style-name="Heading_20_2" text:outline-level="2">Gantt Chart</text:h>
      <text:h text:style-name="Heading_20_2" text:outline-level="2">Mid-Project demonstration</text:h>
      <text:h text:style-name="Heading_20_3" text:outline-level="3">Working aspects</text:h>
      <text:p text:style-name="Text_20_body"/>
      <text:p text:style-name="Text_20_body">My aim for the Mid-Project demonstration is to have the RDF store set up to a degree whereby it could be queried using the SPARQL query tool inside Virtuoso . This would mean that some or all of the data would have been loaded in, and ##whatelse</text:p>
      <text:p text:style-name="Text_20_body">This will mean that the current data, stored in XML format, will need to be converted into RDF format to allow it to be uploaded to the system and queried properly.</text:p>
      <text:p text:style-name="Text_20_body">However this would mean that what needs to come next, is the creation of the Interface, for the web browser. As well as the interperator, written in PHP, between the Interface and Virtuoso to allow the queries to be done from the browser, and without being written in SPARQL query code. </text:p>
      <text:p text:style-name="Text_20_body"/>
      <text:h text:style-name="Heading_20_3" text:outline-level="3"><text:soft-page-break/>Technical Requirements</text:h>
      <text:p text:style-name="Text_20_body">For the demonstration, the only thing that I would require is a machine inside the University network that I could use to log into Virtuoso in a web browser. </text:p>
      <text:h text:style-name="Heading_20_2" text:outline-level="2">Final Demonstration</text:h>
      <text:h text:style-name="Heading_20_1" text:outline-level="1"><text:bookmark-start text:name="__RefHeading__140_1114914530"/><text:bookmark-start text:name="_Toc213821916"/>Annotated Bibliography<text:bookmark-end text:name="__RefHeading__140_1114914530"/><text:bookmark-end text:name="_Toc2138219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Droid Sans"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1" style:display-name="Contents 1" style:family="paragraph" style:parent-style-name="Standard" style:default-outline-level=""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552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94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716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3.104cm" fo:margin-right="0cm" fo:text-indent="0cm" style:auto-text-indent="false">
        <style:tab-stops>
          <style:tab-stop style:position="13.007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name-complex="F"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name-complex="F"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name-complex="F"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name-complex="F"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name-complex="F"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name-complex="F" style:font-size-complex="12pt" style:font-style-complex="italic"/>
    </style:style>
    <style:style style:name="Heading_20_8_20_Char" style:display-name="Heading 8 Char" style:family="text" style:parent-style-name="Default_20_Paragraph_20_Font">
      <style:text-properties fo:color="#404040" style:font-name="Calibri" style:font-name-complex="F"/>
    </style:style>
    <style:style style:name="Heading_20_9_20_Char" style:display-name="Heading 9 Char" style:family="text" style:parent-style-name="Default_20_Paragraph_20_Font">
      <style:text-properties fo:color="#404040" style:font-name="Calibri" fo:font-style="italic" style:font-style-asian="italic" style:font-name-complex="F"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T1" style:family="text">
      <style:text-properties fo:language="en" fo:country="US"/>
    </style:style>
    <style:page-layout style:name="Mpm1">
      <style:page-layout-properties fo:page-width="21.001cm" fo:page-height="29.7cm" style:num-format="1" style:print-orientation="portrait" fo:margin-top="2cm" fo:margin-bottom="1.249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2.54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office:automatic-styles>
  <office:master-styles>
    <style:master-page style:name="Standard" style:page-layout-name="Mpm1">
      <style:header>
        <text:p text:style-name="Header">Adam Connah (aoc9)</text:p>
      </style:header>
      <style:footer>
        <text:p text:style-name="MP1">Develop an RDF store for Phenotype data<text:tab/><text:tab/>Page <text:page-number text:select-page="current">7</text:page-number> of <text:span text:style-name="MT1">3</text:span></text:p>
        <text:p text:style-name="Footer"/>
      </style:footer>
    </style:master-page>
    <style:master-page style:name="First_20_Page" style:display-name="First Page" style:page-layout-name="Mpm2" style:next-style-name="Standard">
      <style:header>
        <text:p text:style-name="Header">Progress Report – 0.1 (Draft)<text:tab/><text:tab/>Adam Connah (aoc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s </meta:initial-creator>
    <dc:creator>Adams </dc:creator>
    <meta:editing-cycles>28</meta:editing-cycles>
    <meta:creation-date>2012-11-13T10:38:24</meta:creation-date>
    <dc:date>2012-11-13T21:54:06</dc:date>
    <meta:editing-duration>PT7H42M21S</meta:editing-duration>
    <meta:generator>LibreOffice/3.5$Linux_X86_64 LibreOffice_project/350m1$Build-2</meta:generator>
    <meta:document-statistic meta:table-count="1" meta:image-count="0" meta:object-count="0" meta:page-count="7" meta:paragraph-count="89" meta:word-count="1714" meta:character-count="9674" meta:non-whitespace-character-count="84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ProgressReportTemplate.dotx" xlink:href=""/>
  </office:meta>
</office:document-meta>
</file>